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6.087cm"/>
    </style:style>
    <style:style style:name="co5" style:family="table-column">
      <style:table-column-properties fo:break-before="auto" style:column-width="21.8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="0.06pt solid #000000" fo:padding="0.085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0.085cm"/>
    </style:style>
    <style:style style:name="ce3" style:family="table-cell" style:parent-style-name="Default">
      <style:table-cell-properties fo:border="0.06pt solid #000000" fo:padding="0.085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fo:padding="0.085cm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6" style:family="table-cell" style:parent-style-name="Default" style:data-style-name="N10000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7" style:family="table-cell" style:parent-style-name="Default" style:data-style-name="N10099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8" style:family="table-cell" style:parent-style-name="Default" style:data-style-name="N10060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9" style:family="table-cell" style:parent-style-name="Default" style:data-style-name="N10100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10" style:family="table-cell" style:parent-style-name="Default">
      <style:table-cell-properties fo:border="0.06pt solid #000000" fo:padding="0.085cm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Group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Default Value</text:p>
          </table:table-cell>
          <table:table-cell table:style-name="ce1" office:value-type="string" calcext:value-type="string">
            <text:p>Explanation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ParameterFile</text:p>
          </table:table-cell>
          <table:table-cell office:value-type="string" calcext:value-type="string">
            <text:p>std::string</text:p>
          </table:table-cell>
          <table:table-cell office:value-type="string" calcext:value-type="string">
            <text:p><text:span text:style-name="T1">executable</text:span>.input</text:p>
          </table:table-cell>
          <table:table-cell office:value-type="string" calcext:value-type="string">
            <text:p>The name of the parameter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reeFlow</text:p>
          </table:table-cell>
          <table:table-cell office:value-type="string" calcext:value-type="string">
            <text:p><text:s/>BoundaryLayerMod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for none, 1 Blasius, 2 and 3 turbulent BL, 9 constant thicknes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BoundaryLayerOffset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virtual run-up distance for BL mode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ConstThickness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constant BL thickness (BL model 9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xponentMTC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Mass transfer coefficient for S^MT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ssTransferMod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for none, 1 power law, 2 Schluender mode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Massfrac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Free stream water mass frac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VxMax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Free stream velocit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<text:s/>Grid</text:p>
          </table:table-cell>
          <table:table-cell office:value-type="string" calcext:value-type="string">
            <text:p><text:s/>File</text:p>
          </table:table-cell>
          <table:table-cell office:value-type="string" calcext:value-type="string">
            <text:p>std::st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name of the grid file, if DGF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NumberOfCells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number of cells in x direction, if GridCreat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NumberOfCells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number of cells in y direction, if GridCreat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NumberOfCells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number of cells in z direction, if GridCreat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UpperRightX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x-coordinate of the upper back right corner, if GridCreat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UpperRightY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y-coordinate of the upper back right corner, if GridCreat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UpperRightZ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z-coordinate of the upper back right corner, if GridCreator should be used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<text:s/>GridAdapt</text:p>
          </table:table-cell>
          <table:table-cell office:value-type="string" calcext:value-type="string">
            <text:p><text:s/>AdaptionInterval</text:p>
          </table:table-cell>
          <table:table-cell office:value-type="string" calcext:value-type="string">
            <text:p>in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ime step interval for adap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CoarsenPercentileFlux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2" calcext:value-type="float">
            <text:p>0.2</text:p>
          </table:table-cell>
          <table:table-cell office:value-type="string" calcext:value-type="string">
            <text:p>Percentile of cells coarsened because of flux criterio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CoarsenPercentileSat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2" calcext:value-type="float">
            <text:p>0.2</text:p>
          </table:table-cell>
          <table:table-cell office:value-type="string" calcext:value-type="string">
            <text:p>Percentile of cells coarsened because of saturation criter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CoarsenThresholdFlux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2" calcext:value-type="float">
            <text:p>0.2</text:p>
          </table:table-cell>
          <table:table-cell table:style-name="ce10" office:value-type="string" calcext:value-type="string">
            <text:p>Flux threshold for coarsening c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CoarsenThresholdSat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2" calcext:value-type="float">
            <text:p>0.2</text:p>
          </table:table-cell>
          <table:table-cell office:value-type="string" calcext:value-type="string">
            <text:p>Saturation threshold for coarsening c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CoarsenTolerance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001" calcext:value-type="float">
            <text:p>0.001</text:p>
          </table:table-cell>
          <table:table-cell office:value-type="string" calcext:value-type="string">
            <text:p>Tolerance for coarsen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InitializationIndicator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witch the use of initial grid adaption on/off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MultiPointFluxApproximat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HangingNode: Two-point flux approximation (false) or MPFA (tru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InteractionVolumes</text:p>
          </table:table-cell>
          <table:table-cell office:value-type="string" calcext:value-type="string">
            <text:p>int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ximum number of interaction regions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Level</text:p>
          </table:table-cell>
          <table:table-cell office:value-type="string" calcext:value-type="string">
            <text:p>in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aximum allowed leve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inLevel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imimum allowed leve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AtDirichletBC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witch for refinement at Dirichlet BC's -&gt; not used by all indicators!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AtFluxBC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witch for refinement at Neumann BC's -&gt; not used by all indicators!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AtSource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witch for refinement at sources -&gt; not used by all indicators!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PercentileFlux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Percentile of cells refined because of flux criter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PercentileSat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Percentile of cells refined because of saturation criter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ThresholdFlux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8" calcext:value-type="float">
            <text:p>0.8</text:p>
          </table:table-cell>
          <table:table-cell table:style-name="ce10" office:value-type="string" calcext:value-type="string">
            <text:p>Flux threshold for refining c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ThresholdSat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Saturation threshold for refining c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fineTolerance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05" calcext:value-type="float">
            <text:p>0.05</text:p>
          </table:table-cell>
          <table:table-cell office:value-type="string" calcext:value-type="string">
            <text:p>Tolerance for refinemen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Impet</text:p>
          </table:table-cell>
          <table:table-cell office:value-type="string" calcext:value-type="string">
            <text:p><text:s/>CFLFactor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calar factor for additional scaling of the time step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DtVariationRestrictionFactor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std::numeric_limits&lt;double&gt;::max(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EnableVolumeIntegral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Enables volume integral in the pressure equation (volume balance formulation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rrorTermFactor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5" calcext:value-type="float">
            <text:p>0.5</text:p>
          </table:table-cell>
          <table:table-cell office:value-type="string" calcext:value-type="string">
            <text:p>Scaling factor for the error ter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rrorTermLowerBound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0.1 (2p), 0.2 (2p2c)</text:p>
          </table:table-cell>
          <table:table-cell office:value-type="string" calcext:value-type="string">
            <text:p>Lower threshold used for the error term evalu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rrorTermUpperBound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.9" calcext:value-type="float">
            <text:p>0.9</text:p>
          </table:table-cell>
          <table:table-cell office:value-type="string" calcext:value-type="string">
            <text:p>Upper threshold used for the error term evalu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IterationFlag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= no iterations, 1 = iterate IterationNumber iterations, 2 = iterate until converged or IterationNumber is reach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IterationNumber</text:p>
          </table:table-cell>
          <table:table-cell office:value-type="string" calcext:value-type="string">
            <text:p>int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mber of iterations if IMPET iterations are enabled by the IterationFlag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imumDefect</text:p>
          </table:table-cell>
          <table:table-cell office:value-type="string" calcext:value-type="string">
            <text:p>Scalar</text:p>
          </table:table-cell>
          <table:table-cell table:style-name="ce8" office:value-type="float" office:value="0.00001" calcext:value-type="float">
            <text:p>1.00E-005</text:p>
          </table:table-cell>
          <table:table-cell office:value-type="string" calcext:value-type="string">
            <text:p>Maximum Defect if IMPET iterations are enabled by the IterationFlag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PorosityThreshold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1e-6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RelaxationFactor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= new solution is new solution, 0 = old solution is new solu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strictFluxInTransport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estrict flux if direction reverses after pressure equ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ubCFLFactor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FL factor for local time-stepp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witchNormal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Implicit</text:p>
          </table:table-cell>
          <table:table-cell office:value-type="string" calcext:value-type="string">
            <text:p><text:s/>EnableHint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use the already calculated solutions as starting values of the volume variabl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JacobianRecycling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pecify whether the jacobian matrix of the last iteration of a time step should be re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PartialReassemble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pecify whether the jacobian matrix should be only reassembled for elements where at least one vertex is above the specified tolera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SmoothUpwinding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Use the smooth upwinding method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ssUpwindWeight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1 (0.5 for 1p)</text:p>
          </table:table-cell>
          <table:table-cell office:value-type="string" calcext:value-type="string">
            <text:p>The value of the weight of the upwind direction in the mass conservation equation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TimeStepDivisions</text:p>
          </table:table-cell>
          <table:table-cell office:value-type="string" calcext:value-type="string">
            <text:p>in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MobilityUpwindWeight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1 (0.5 for 1p)</text:p>
          </table:table-cell>
          <table:table-cell office:value-type="string" calcext:value-type="string">
            <text:p>Weight for the upwind mobility in the velocity calcu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NumericDifferenceMethod</text:p>
          </table:table-cell>
          <table:table-cell office:value-type="string" calcext:value-type="string">
            <text:p>in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hich kind of method should be used to numerically calculate the partial derivatives of the residual (1: forward, 0: central, -1: backward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UseTwoPointFlux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indicates whether two-point flux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WithStabilizat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LinearSolver</text:p>
          </table:table-cell>
          <table:table-cell office:value-type="string" calcext:value-type="string">
            <text:p><text:s/>GMResRestart</text:p>
          </table:table-cell>
          <table:table-cell office:value-type="string" calcext:value-type="string">
            <text:p>int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restart parameter for GMRe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MaxIterations</text:p>
          </table:table-cell>
          <table:table-cell office:value-type="string" calcext:value-type="string">
            <text:p>double</text:p>
          </table:table-cell>
          <table:table-cell table:style-name="ce6" office:value-type="string" calcext:value-type="string">
            <text:p>250 (imp), 500 (dec)</text:p>
          </table:table-cell>
          <table:table-cell office:value-type="string" calcext:value-type="string">
            <text:p>maximum number of iterations of solv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PreconditionerIterations</text:p>
          </table:table-cell>
          <table:table-cell office:value-type="string" calcext:value-type="string">
            <text:p>in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number of preconditioner iterations per solver iter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PreconditionerRelaxation</text:p>
          </table:table-cell>
          <table:table-cell office:value-type="string" calcext:value-type="string">
            <text:p>double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laxation parameter for the preconditio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sidualReduction</text:p>
          </table:table-cell>
          <table:table-cell office:value-type="string" calcext:value-type="string">
            <text:p>double</text:p>
          </table:table-cell>
          <table:table-cell table:style-name="ce6" office:value-type="string" calcext:value-type="string">
            <text:p>1e-6 (imp), 1e-13 (dec)</text:p>
          </table:table-cell>
          <table:table-cell office:value-type="string" calcext:value-type="string">
            <text:p>target reduction of the initial residua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Verbosity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pecifies the verbosity of the linear solver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MPFA</text:p>
          </table:table-cell>
          <table:table-cell office:value-type="string" calcext:value-type="string">
            <text:p><text:s/>CalcVelocityInTransport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nable facewise velocity calculation in the transport step (less efficient!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ComplexLStencil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Enable use of the two more complex (non-centered) L-shapes (3-d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SimpleLStencil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Enable use of the two simpler (centered) L-shapes (3-d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TPFA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nable use of TPFA (3-d) if neighboring cells are of the same grid leve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TransmissibilityCriterion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= default criterion, 1 = accumulative criter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TransmissibilityCriterionThreshold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1e-8 </text:p>
          </table:table-cell>
          <table:table-cell office:value-type="string" calcext:value-type="string">
            <text:p>Threshold for transmissibility choic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Newton</text:p>
          </table:table-cell>
          <table:table-cell office:value-type="string" calcext:value-type="string">
            <text:p><text:s/>AbsTolerance</text:p>
          </table:table-cell>
          <table:table-cell office:value-type="string" calcext:value-type="string">
            <text:p>Scalar</text:p>
          </table:table-cell>
          <table:table-cell table:style-name="ce8" office:value-type="float" office:value="0.00001" calcext:value-type="float">
            <text:p>1.00E-005</text:p>
          </table:table-cell>
          <table:table-cell office:value-type="string" calcext:value-type="string">
            <text:p>the value for the absolute error reduction below which convergence is declared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EnableAbsoluteCriter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indicate whether the absolute err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Chop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op the Newton update at the beginning of the non-linear solver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RelativeCriter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ndicate whether the relative error should be us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ResidualCriter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nable absolute criter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EnableShiftCriter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Enable relative criterion for convergence 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RelativeShift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1e-8 </text:p>
          </table:table-cell>
          <table:table-cell office:value-type="string" calcext:value-type="string">
            <text:p>Set relative tolera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Steps</text:p>
          </table:table-cell>
          <table:table-cell office:value-type="string" calcext:value-type="string">
            <text:p>int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Number of maximum iterations for the Newton metho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MaxTimeStepDivisions</text:p>
          </table:table-cell>
          <table:table-cell office:value-type="string" calcext:value-type="string">
            <text:p>in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RelTolerance</text:p>
          </table:table-cell>
          <table:table-cell office:value-type="string" calcext:value-type="string">
            <text:p>Scalar</text:p>
          </table:table-cell>
          <table:table-cell table:style-name="ce8" office:value-type="float" office:value="0.00000001" calcext:value-type="float">
            <text:p>1.00E-008</text:p>
          </table:table-cell>
          <table:table-cell office:value-type="string" calcext:value-type="string">
            <text:p>the value for the relative error below which convergence is declar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sidualReduction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1e-5 </text:p>
          </table:table-cell>
          <table:table-cell office:value-type="string" calcext:value-type="string">
            <text:p>factor for reduction of error for iterative linear solver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atisfyAbsAndRel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indicate whether both of the criteria should be satisfied to declare converg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atisfyResidualAndShiftCriterion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Use absolute and relative criteri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TargetSteps</text:p>
          </table:table-cell>
          <table:table-cell office:value-type="string" calcext:value-type="string">
            <text:p>int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The number of iterations at which the Newton method should aim a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UseLineSearch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pecifies whether the update should be done using line search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WriteConvergence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specifies whether the convergence rate and the global residual gets written out to disk for every Newton iter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/>Pardiso</text:p>
          </table:table-cell>
          <table:table-cell office:value-type="string" calcext:value-type="string">
            <text:p><text:s/>NumProcessors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<text:s/>-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/>PorousMedium</text:p>
          </table:table-cell>
          <table:table-cell office:value-type="string" calcext:value-type="string">
            <text:p><text:s/>CharPoreDiameter</text:p>
          </table:table-cell>
          <table:table-cell office:value-type="string" calcext:value-type="string">
            <text:p>Scalar</text:p>
          </table:table-cell>
          <table:table-cell table:style-name="ce7" office:value-type="string" calcext:value-type="string">
            <text:p><text:s/>-</text:p>
          </table:table-cell>
          <table:table-cell office:value-type="string" calcext:value-type="string">
            <text:p><text:s/>Parameter for Schluender mass-transfer mod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/>Problem</text:p>
          </table:table-cell>
          <table:table-cell office:value-type="string" calcext:value-type="string">
            <text:p><text:s/>EnableGravity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Returns whether gravity is considered in the proble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alinity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1e-3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office:value-type="string" calcext:value-type="string">
            <text:p><text:s/>SpatialParams</text:p>
          </table:table-cell>
          <table:table-cell office:value-type="string" calcext:value-type="string">
            <text:p><text:s/>ForchCoeff</text:p>
          </table:table-cell>
          <table:table-cell office:value-type="string" calcext:value-type="string">
            <text:p>Scalar</text:p>
          </table:table-cell>
          <table:table-cell table:style-name="ce9" office:value-type="string" calcext:value-type="string">
            <text:p>0.55</text:p>
          </table:table-cell>
          <table:table-cell office:value-type="string" calcext:value-type="string">
            <text:p><text:s/>Property for the forchheimer coefficien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Stokes</text:p>
          </table:table-cell>
          <table:table-cell office:value-type="string" calcext:value-type="string">
            <text:p><text:s/>StabilizationAlpha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he parameter for the stabiliz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tabilizationBeta</text:p>
          </table:table-cell>
          <table:table-cell office:value-type="string" calcext:value-type="string">
            <text:p>Scalar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he parameter for the stabilization at boundari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TimeManager</text:p>
          </table:table-cell>
          <table:table-cell office:value-type="string" calcext:value-type="string">
            <text:p><text:s/>DtInitial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The initial time step size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MaxTimeStepSize</text:p>
          </table:table-cell>
          <table:table-cell office:value-type="string" calcext:value-type="string">
            <text:p>Scalar</text:p>
          </table:table-cell>
          <table:table-cell table:style-name="ce8" office:value-type="float" office:value="1E+100" calcext:value-type="float">
            <text:p>1.00E+100</text:p>
          </table:table-cell>
          <table:table-cell office:value-type="string" calcext:value-type="string">
            <text:p>maximum time step siz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PrintParameter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print used and unused parameters and their values at the end of the simu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PrintProper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print used properties and their values at the end of the simu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Restart</text:p>
          </table:table-cell>
          <table:table-cell office:value-type="string" calcext:value-type="string">
            <text:p>Scalar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use the restart mechanis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ubTimestepVerbosity</text:p>
          </table:table-cell>
          <table:table-cell office:value-type="string" calcext:value-type="string">
            <text:p>in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TEnd</text:p>
          </table:table-cell>
          <table:table-cell office:value-type="string" calcext:value-type="string">
            <text:p>Scalar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the final time until the simulation should ru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<text:s/>Vtk</text:p>
          </table:table-cell>
          <table:table-cell office:value-type="string" calcext:value-type="string">
            <text:p><text:s/>AddAverageMolarMas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average molar mas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BoundaryTyp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boundary typ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DeltaP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/>Output of pressure minus a fixed val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Densi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densit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Enthalp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enthalp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Fugaci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fugacit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InternalEnerg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internal energ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MassFraction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mass fraction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Mobili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mobilit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Molari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molarit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MoleFraction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mole fraction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Perme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AddPorosity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porosity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Pressur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pressur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Saturation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dd saturation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Temperatur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temperatur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Velocities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velocities to output (MPNC onl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AddVelocity</text:p>
          </table:table-cell>
          <table:table-cell office:value-type="string" calcext:value-type="string">
            <text:p>boo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add velocity to output (2p(ni) and 2p2c(ni) only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OutputLevel</text:p>
          </table:table-cell>
          <table:table-cell office:value-type="string" calcext:value-type="string">
            <text:p>int</text:p>
          </table:table-cell>
          <table:table-cell table:style-name="ce6" office:value-type="string" calcext:value-type="string">
            <text:p>0 (2 for 2p2c)</text:p>
          </table:table-cell>
          <table:table-cell office:value-type="string" calcext:value-type="string">
            <text:p>Vtk output verbosity (0: only primary variables, &gt;0 more depending on the model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<text:s/>RockMechanicsSignConven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ressive stress has positive sign</text:p>
          </table:table-cell>
          <table:table-cell table:number-columns-repeated="1019"/>
        </table:table-row>
        <table:table-row table:style-name="ro2" table:number-rows-repeated="7">
          <table:table-cell table:style-name="ce2"/>
          <table:table-cell table:number-columns-repeated="10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7:Sheet1.E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.00.0000</text:date>, <text:time style:data-style-name="N2" text:time-value="11:39:56.680251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m0$Build-2</meta:generator>
    <dc:date>2015-04-02T11:40:16.372068022</dc:date>
    <meta:editing-duration>PT22H34M</meta:editing-duration>
    <meta:editing-cycles>49</meta:editing-cycles>
    <meta:document-statistic meta:table-count="1" meta:cell-count="491" meta:object-count="0"/>
  </office:meta>
</office:document-meta>
</file>